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0cm" fo:min-width="0.336cm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cm" fo:min-width="3.436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e6e6e6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xml:id="id2" draw:id="id2" draw:layer="layout" svg:width="1.946cm" svg:height="0.963cm" svg:x="0.224cm" svg:y="2.809cm">
          <draw:text-box>
            <text:p text:style-name="P1">Apps</text:p>
          </draw:text-box>
        </draw:frame>
        <draw:frame draw:style-name="gr1" draw:text-style-name="P1" xml:id="id3" draw:id="id3" draw:layer="layout" svg:width="2.301cm" svg:height="0.963cm" svg:x="3.364cm" svg:y="2.809cm">
          <draw:text-box>
            <text:p text:style-name="P1">PicOS</text:p>
          </draw:text-box>
        </draw:frame>
        <draw:frame draw:style-name="gr1" draw:text-style-name="P1" xml:id="id4" draw:id="id4" draw:layer="layout" svg:width="2.009cm" svg:height="0.963cm" svg:x="6.912cm" svg:y="2.809cm">
          <draw:text-box>
            <text:p text:style-name="P1">Linux</text:p>
          </draw:text-box>
        </draw:frame>
        <draw:frame draw:style-name="gr1" draw:text-style-name="P1" xml:id="id5" draw:id="id5" draw:layer="layout" svg:width="1.946cm" svg:height="0.963cm" svg:x="9.138cm" svg:y="2.809cm">
          <draw:text-box>
            <text:p text:style-name="P1">Docs</text:p>
          </draw:text-box>
        </draw:frame>
        <draw:frame draw:style-name="gr1" draw:text-style-name="P1" xml:id="id6" draw:id="id6" draw:layer="layout" svg:width="2.441cm" svg:height="0.963cm" svg:x="11.292cm" svg:y="2.809cm">
          <draw:text-box>
            <text:p text:style-name="P1">Scripts</text:p>
          </draw:text-box>
        </draw:frame>
        <draw:frame draw:style-name="gr1" draw:text-style-name="P1" xml:id="id7" draw:id="id7" draw:layer="layout" svg:width="2.581cm" svg:height="0.963cm" svg:x="13.932cm" svg:y="2.809cm">
          <draw:text-box>
            <text:p text:style-name="P1">SimNet</text:p>
          </draw:text-box>
        </draw:frame>
        <draw:frame draw:style-name="gr2" draw:text-style-name="P1" draw:layer="layout" svg:width="2.695cm" svg:height="0.963cm" svg:x="5.18cm" svg:y="0.216cm">
          <draw:text-box>
            <text:p text:style-name="P1">RTAGS</text:p>
          </draw:text-box>
        </draw:frame>
        <draw:connector draw:style-name="standard" draw:text-style-name="P2" draw:layer="layout" svg:x1="2.709cm" svg:y1="1.229cm" svg:x2="1.197cm" svg:y2="2.809cm" draw:start-shape="id1" draw:start-glue-point="2" draw:end-shape="id2" draw:end-glue-point="0" svg:d="m2709 1229v815h-1512v765">
          <text:p/>
        </draw:connector>
        <draw:connector draw:style-name="standard" draw:text-style-name="P2" draw:layer="layout" svg:x1="2.709cm" svg:y1="1.229cm" svg:x2="4.514cm" svg:y2="2.809cm" draw:start-shape="id1" draw:start-glue-point="2" draw:end-shape="id3" draw:end-glue-point="0" svg:d="m2709 1229v815h1805v765">
          <text:p/>
        </draw:connector>
        <draw:connector draw:style-name="standard" draw:text-style-name="P2" draw:layer="layout" svg:x1="2.709cm" svg:y1="1.229cm" svg:x2="7.916cm" svg:y2="2.809cm" draw:start-shape="id1" draw:start-glue-point="2" draw:end-shape="id4" draw:end-glue-point="0" svg:d="m2709 1229v815h5207v765">
          <text:p/>
        </draw:connector>
        <draw:connector draw:style-name="standard" draw:text-style-name="P2" draw:layer="layout" svg:x1="2.709cm" svg:y1="1.229cm" svg:x2="10.111cm" svg:y2="2.809cm" draw:start-shape="id1" draw:start-glue-point="2" draw:end-shape="id5" draw:end-glue-point="0" svg:d="m2709 1229v815h7402v765">
          <text:p/>
        </draw:connector>
        <draw:connector draw:style-name="standard" draw:text-style-name="P2" draw:layer="layout" svg:x1="2.709cm" svg:y1="1.229cm" svg:x2="12.512cm" svg:y2="2.809cm" draw:start-shape="id1" draw:start-glue-point="2" draw:end-shape="id6" draw:end-glue-point="0" svg:d="m2709 1229v815h9803v765">
          <text:p/>
        </draw:connector>
        <draw:connector draw:style-name="standard" draw:text-style-name="P2" draw:layer="layout" svg:x1="2.709cm" svg:y1="1.229cm" svg:x2="15.222cm" svg:y2="2.809cm" draw:start-shape="id1" draw:start-glue-point="2" draw:end-shape="id7" draw:end-glue-point="0" svg:d="m2709 1229v815h12513v765">
          <text:p/>
        </draw:connector>
        <draw:frame draw:style-name="gr1" draw:text-style-name="P1" xml:id="id8" draw:id="id8" draw:layer="layout" svg:width="1.662cm" svg:height="0.963cm" svg:x="3.195cm" svg:y="5.696cm">
          <draw:text-box>
            <text:p text:style-name="P1">Libs</text:p>
          </draw:text-box>
        </draw:frame>
        <draw:frame draw:style-name="gr1" draw:text-style-name="P1" xml:id="id9" draw:id="id9" draw:layer="layout" svg:width="2.225cm" svg:height="0.963cm" svg:x="5.358cm" svg:y="5.696cm">
          <draw:text-box>
            <text:p text:style-name="P1">kernel</text:p>
          </draw:text-box>
        </draw:frame>
        <draw:frame draw:style-name="gr1" draw:text-style-name="P1" xml:id="id10" draw:id="id10" draw:layer="layout" svg:width="2.932cm" svg:height="0.963cm" svg:x="8.136cm" svg:y="5.696cm">
          <draw:text-box>
            <text:p text:style-name="P1">MSP430</text:p>
          </draw:text-box>
        </draw:frame>
        <draw:frame draw:style-name="gr1" draw:text-style-name="P1" xml:id="id11" draw:id="id11" draw:layer="layout" svg:width="2.301cm" svg:height="0.963cm" svg:x="11.592cm" svg:y="5.696cm">
          <draw:text-box>
            <text:p text:style-name="P1">eCOG</text:p>
          </draw:text-box>
        </draw:frame>
        <draw:connector draw:style-name="standard" draw:text-style-name="P2" draw:layer="layout" svg:x1="4.514cm" svg:y1="3.772cm" svg:x2="4.026cm" svg:y2="5.696cm" draw:start-shape="id3" draw:start-glue-point="2" draw:end-shape="id8" draw:end-glue-point="0" svg:d="m4514 3772v962h-488v962">
          <text:p/>
        </draw:connector>
        <draw:connector draw:style-name="standard" draw:text-style-name="P2" draw:layer="layout" svg:x1="4.514cm" svg:y1="3.772cm" svg:x2="6.47cm" svg:y2="5.696cm" draw:start-shape="id3" draw:start-glue-point="2" draw:end-shape="id9" draw:end-glue-point="0" svg:d="m4514 3772v962h1956v962">
          <text:p/>
        </draw:connector>
        <draw:connector draw:style-name="standard" draw:text-style-name="P2" draw:layer="layout" svg:x1="4.514cm" svg:y1="3.772cm" svg:x2="9.602cm" svg:y2="5.696cm" draw:start-shape="id3" draw:start-glue-point="2" draw:end-shape="id10" draw:end-glue-point="0" svg:d="m4514 3772v962h5088v962">
          <text:p/>
        </draw:connector>
        <draw:connector draw:style-name="standard" draw:text-style-name="P2" draw:layer="layout" svg:x1="4.514cm" svg:y1="3.772cm" svg:x2="12.742cm" svg:y2="5.696cm" draw:start-shape="id3" draw:start-glue-point="2" draw:end-shape="id11" draw:end-glue-point="0" svg:d="m4514 3772v962h8228v962">
          <text:p/>
        </draw:connector>
        <draw:frame draw:style-name="gr1" draw:text-style-name="P1" xml:id="id12" draw:id="id12" draw:layer="layout" svg:width="1.344cm" svg:height="0.963cm" svg:x="1.464cm" svg:y="7.781cm">
          <draw:text-box>
            <text:p text:style-name="P1">Lib</text:p>
          </draw:text-box>
        </draw:frame>
        <draw:frame draw:style-name="gr1" draw:text-style-name="P1" xml:id="id13" draw:id="id13" draw:layer="layout" svg:width="3.529cm" svg:height="0.963cm" svg:x="3.284cm" svg:y="7.781cm">
          <draw:text-box>
            <text:p text:style-name="P1">LibComms</text:p>
          </draw:text-box>
        </draw:frame>
        <draw:connector draw:style-name="standard" draw:text-style-name="P2" draw:layer="layout" svg:x1="4.026cm" svg:y1="6.659cm" svg:x2="2.136cm" svg:y2="7.781cm" draw:start-shape="id8" draw:start-glue-point="2" draw:end-shape="id12" draw:end-glue-point="0" svg:d="m4026 6659v561h-1890v561">
          <text:p/>
        </draw:connector>
        <draw:connector draw:style-name="standard" draw:text-style-name="P2" draw:layer="layout" svg:x1="4.026cm" svg:y1="6.659cm" svg:x2="5.048cm" svg:y2="7.781cm" draw:start-shape="id8" draw:start-glue-point="2" draw:end-shape="id13" svg:d="m4026 6659v561h1022v561">
          <text:p/>
        </draw:connector>
        <draw:frame draw:style-name="gr1" draw:text-style-name="P1" xml:id="id14" draw:id="id14" draw:layer="layout" svg:width="1.556cm" svg:height="0.963cm" svg:x="0.416cm" svg:y="10.729cm">
          <draw:text-box>
            <text:p text:style-name="P1">Toy</text:p>
          </draw:text-box>
        </draw:frame>
        <draw:frame draw:style-name="gr1" draw:text-style-name="P1" xml:id="id15" draw:id="id15" draw:layer="layout" svg:width="2.614cm" svg:height="0.963cm" svg:x="2.448cm" svg:y="10.729cm">
          <draw:text-box>
            <text:p text:style-name="P1">RFPing</text:p>
          </draw:text-box>
        </draw:frame>
        <draw:frame draw:style-name="gr3" draw:layer="layout" svg:width="1.035cm" svg:height="0.963cm" svg:x="5.396cm" svg:y="10.476cm">
          <draw:text-box>
            <text:p text:style-name="P1">...</text:p>
          </draw:text-box>
        </draw:frame>
        <draw:connector draw:style-name="standard" draw:text-style-name="P2" draw:layer="layout" svg:x1="1.197cm" svg:y1="3.772cm" svg:x2="1.194cm" svg:y2="10.729cm" draw:start-shape="id2" draw:start-glue-point="2" draw:end-shape="id14" draw:end-glue-point="0" svg:d="m1197 3772v3479h-3v3478">
          <text:p/>
        </draw:connector>
        <draw:connector draw:style-name="standard" draw:text-style-name="P2" draw:layer="layout" draw:line-skew="2.163cm" svg:x1="1.197cm" svg:y1="3.772cm" svg:x2="3.755cm" svg:y2="10.729cm" draw:start-shape="id2" draw:start-glue-point="2" draw:end-shape="id15" draw:end-glue-point="0" svg:d="m1197 3772v5642h2558v1315">
          <text:p/>
        </draw:connector>
        <draw:frame draw:style-name="gr1" draw:text-style-name="P1" xml:id="id16" draw:id="id16" draw:layer="layout" svg:width="3.918cm" svg:height="0.963cm" svg:x="10.654cm" svg:y="10.676cm">
          <draw:text-box>
            <text:p text:style-name="P1">EXAMPLES</text:p>
          </draw:text-box>
        </draw:frame>
        <draw:connector draw:style-name="standard" draw:text-style-name="P2" draw:layer="layout" draw:line-skew="2.19cm" svg:x1="1.197cm" svg:y1="3.772cm" svg:x2="12.613cm" svg:y2="10.676cm" draw:start-shape="id2" draw:start-glue-point="2" draw:end-shape="id16" draw:end-glue-point="0" svg:d="m1197 3772v5642h11416v1262">
          <text:p/>
        </draw:connector>
        <draw:frame draw:style-name="gr2" draw:text-style-name="P1" xml:id="id17" draw:id="id17" draw:layer="layout" svg:width="2.195cm" svg:height="0.963cm" svg:x="14.332cm" svg:y="4.796cm">
          <draw:text-box>
            <text:p text:style-name="P1">mkmk</text:p>
          </draw:text-box>
        </draw:frame>
        <draw:connector draw:style-name="standard" draw:text-style-name="P2" draw:layer="layout" draw:line-skew="-0.004cm" svg:x1="12.512cm" svg:y1="3.772cm" svg:x2="15.429cm" svg:y2="4.796cm" draw:start-shape="id6" draw:start-glue-point="2" draw:end-shape="id17" draw:end-glue-point="0" svg:d="m12512 3772v508h2917v516">
          <text:p/>
        </draw:connector>
        <draw:frame draw:style-name="gr2" draw:text-style-name="P1" xml:id="id18" draw:id="id18" draw:layer="layout" svg:width="2.051cm" svg:height="0.963cm" svg:x="4.048cm" svg:y="12.924cm">
          <draw:text-box>
            <text:p text:style-name="P1">app.c</text:p>
          </draw:text-box>
        </draw:frame>
        <draw:frame draw:style-name="gr4" draw:text-style-name="P1" xml:id="id19" draw:id="id19" draw:layer="layout" svg:width="3.664cm" svg:height="0.963cm" svg:x="6.477cm" svg:y="12.924cm">
          <draw:text-box>
            <text:p text:style-name="P1">options.sys</text:p>
          </draw:text-box>
        </draw:frame>
        <draw:connector draw:style-name="standard" draw:text-style-name="P2" draw:layer="layout" svg:x1="3.755cm" svg:y1="11.692cm" svg:x2="5.073cm" svg:y2="12.924cm" draw:start-shape="id15" draw:start-glue-point="2" draw:end-shape="id18" draw:end-glue-point="0" svg:d="m3755 11692v616h1318v616">
          <text:p/>
        </draw:connector>
        <draw:connector draw:style-name="standard" draw:text-style-name="P2" draw:layer="layout" svg:x1="3.755cm" svg:y1="11.692cm" svg:x2="8.309cm" svg:y2="12.924cm" draw:start-shape="id15" draw:start-glue-point="2" draw:end-shape="id19" draw:end-glue-point="0" svg:d="m3755 11692v616h4554v616">
          <text:p/>
        </draw:connector>
        <draw:frame draw:style-name="gr5" draw:text-style-name="P1" xml:id="id20" draw:id="id20" draw:layer="layout" svg:width="1.213cm" svg:height="0.963cm" svg:x="11.264cm" svg:y="12.916cm">
          <draw:text-box>
            <text:p text:style-name="P1"><text:s text:c="4"/></text:p>
          </draw:text-box>
        </draw:frame>
        <draw:frame draw:style-name="gr5" draw:text-style-name="P1" xml:id="id22" draw:id="id22" draw:layer="layout" svg:width="1.213cm" svg:height="0.963cm" svg:x="15.248cm" svg:y="12.916cm">
          <draw:text-box>
            <text:p text:style-name="P1"><text:s text:c="4"/></text:p>
          </draw:text-box>
        </draw:frame>
        <draw:frame draw:style-name="gr5" draw:text-style-name="P1" xml:id="id21" draw:id="id21" draw:layer="layout" svg:width="1.213cm" svg:height="0.963cm" svg:x="12.919cm" svg:y="12.916cm">
          <draw:text-box>
            <text:p text:style-name="P1"><text:s text:c="4"/></text:p>
          </draw:text-box>
        </draw:frame>
        <draw:frame draw:style-name="gr3" draw:layer="layout" svg:width="1.035cm" svg:height="0.963cm" svg:x="14.132cm" svg:y="12.716cm">
          <draw:text-box>
            <text:p text:style-name="P1">...</text:p>
          </draw:text-box>
        </draw:frame>
        <draw:connector draw:style-name="standard" draw:text-style-name="P2" draw:layer="layout" svg:x1="12.613cm" svg:y1="11.639cm" svg:x2="11.87cm" svg:y2="12.916cm" draw:start-shape="id16" draw:end-shape="id20" draw:end-glue-point="0" svg:d="m12613 11639v639h-743v638">
          <text:p/>
        </draw:connector>
        <draw:connector draw:style-name="standard" draw:text-style-name="P2" draw:layer="layout" svg:x1="12.613cm" svg:y1="11.639cm" svg:x2="13.525cm" svg:y2="12.916cm" draw:start-shape="id16" draw:start-glue-point="2" draw:end-shape="id21" draw:end-glue-point="0" svg:d="m12613 11639v639h912v638">
          <text:p/>
        </draw:connector>
        <draw:connector draw:style-name="standard" draw:text-style-name="P2" draw:layer="layout" svg:x1="12.613cm" svg:y1="11.639cm" svg:x2="15.854cm" svg:y2="12.916cm" draw:start-shape="id16" draw:start-glue-point="2" draw:end-shape="id22" draw:end-glue-point="0" svg:d="m12613 11639v639h3241v638">
          <text:p/>
        </draw:connector>
        <draw:frame draw:style-name="gr1" draw:text-style-name="P3" xml:id="id23" draw:id="id23" draw:layer="layout" svg:width="2.729cm" svg:height="0.839cm" svg:x="9.933cm" svg:y="7.797cm">
          <draw:text-box>
            <text:p text:style-name="P1"><text:span text:style-name="T1">BOARDS</text:span></text:p>
          </draw:text-box>
        </draw:frame>
        <draw:frame draw:style-name="gr1" draw:text-style-name="P3" xml:id="id24" draw:id="id24" draw:layer="layout" svg:width="2.729cm" svg:height="0.839cm" svg:x="13.784cm" svg:y="7.82cm">
          <draw:text-box>
            <text:p text:style-name="P1"><text:span text:style-name="T1">BOARDS</text:span></text:p>
          </draw:text-box>
        </draw:frame>
        <draw:connector draw:style-name="standard" draw:text-style-name="P2" draw:layer="layout" svg:x1="9.602cm" svg:y1="6.659cm" svg:x2="11.297cm" svg:y2="7.797cm" draw:start-shape="id10" draw:start-glue-point="2" draw:end-shape="id23" draw:end-glue-point="0" svg:d="m9602 6659v569h1695v569">
          <text:p/>
        </draw:connector>
        <draw:connector draw:style-name="standard" draw:text-style-name="P2" draw:layer="layout" svg:x1="12.742cm" svg:y1="6.659cm" svg:x2="15.148cm" svg:y2="7.82cm" draw:start-shape="id11" draw:start-glue-point="2" draw:end-shape="id24" draw:end-glue-point="0" svg:d="m12742 6659v581h2406v580">
          <text:p/>
        </draw:connector>
        <draw:frame draw:style-name="gr2" draw:text-style-name="P1" draw:layer="layout" svg:width="4.143cm" svg:height="0.963cm" svg:x="8.176cm" svg:y="0.216cm">
          <draw:text-box>
            <text:p text:style-name="P1">RTAGS_WO</text:p>
          </draw:text-box>
        </draw:frame>
        <draw:polyline draw:style-name="gr6" draw:text-style-name="P2" draw:layer="layout" svg:width="0.917cm" svg:height="10.031cm" draw:transform="rotate (-1.57079632679579) translate (14.6039999999998cm 0.707999999994052cm)" svg:viewBox="0 0 918 10032" draw:points="0,10032 918,10032 918,0 354,0 535,0">
          <text:p/>
        </draw:polyline>
        <draw:line draw:style-name="standard" draw:text-style-name="P2" draw:layer="layout" svg:x1="6.504cm" svg:y1="1.624cm" svg:x2="6.504cm" svg:y2="1.179cm">
          <text:p/>
        </draw:line>
        <draw:line draw:style-name="standard" draw:text-style-name="P2" draw:layer="layout" svg:x1="10.204cm" svg:y1="1.625cm" svg:x2="10.204cm" svg:y2="1.18cm">
          <text:p/>
        </draw:line>
        <draw:line draw:style-name="standard" draw:text-style-name="P2" draw:layer="layout" svg:x1="14.604cm" svg:y1="1.626cm" svg:x2="14.604cm" svg:y2="1.181cm">
          <text:p/>
        </draw:line>
        <draw:line draw:style-name="standard" draw:text-style-name="P2" draw:layer="layout" svg:x1="3.899cm" svg:y1="0.708cm" svg:x2="4.572cm" svg:y2="0.708cm">
          <text:p/>
        </draw:line>
        <draw:frame draw:style-name="gr7" draw:text-style-name="P1" draw:layer="layout" svg:width="3.965cm" svg:height="0.963cm" svg:x="12.577cm" svg:y="0.217cm">
          <draw:text-box>
            <text:p text:style-name="P1">RTAGS_PG</text:p>
          </draw:text-box>
        </draw:frame>
        <draw:frame draw:style-name="gr8" draw:text-style-name="P1" xml:id="id1" draw:id="id1" draw:layer="layout" svg:width="2.579cm" svg:height="1.063cm" svg:x="1.42cm" svg:y="0.166cm">
          <draw:text-box>
            <text:p text:style-name="P1">PICOS</text:p>
          </draw:text-box>
        </draw:frame>
        <draw:frame draw:style-name="gr3" draw:layer="layout" svg:width="1.035cm" svg:height="0.963cm" svg:x="6.993cm" svg:y="7.573cm">
          <draw:text-box>
            <text:p text:style-name="P1">...</text:p>
          </draw:text-box>
        </draw:frame>
        <draw:frame draw:style-name="gr3" draw:layer="layout" svg:width="1.035cm" svg:height="0.963cm" svg:x="10.796cm" svg:y="8.381cm">
          <draw:text-box>
            <text:p text:style-name="P1">...</text:p>
          </draw:text-box>
        </draw:frame>
        <draw:frame draw:style-name="gr3" draw:layer="layout" svg:width="1.035cm" svg:height="0.963cm" svg:x="14.697cm" svg:y="8.382cm">
          <draw:text-box>
            <text:p text:style-name="P1">...</text:p>
          </draw:text-box>
        </draw:frame>
        <draw:frame draw:style-name="gr1" draw:text-style-name="P1" xml:id="id25" draw:id="id25" draw:layer="layout" svg:width="2.559cm" svg:height="0.963cm" svg:x="6.604cm" svg:y="10.721cm">
          <draw:text-box>
            <text:p text:style-name="P1">TESTS</text:p>
          </draw:text-box>
        </draw:frame>
        <draw:frame draw:style-name="gr3" draw:layer="layout" svg:width="1.035cm" svg:height="0.963cm" svg:x="9.397cm" svg:y="10.477cm">
          <draw:text-box>
            <text:p text:style-name="P1">...</text:p>
          </draw:text-box>
        </draw:frame>
        <draw:connector draw:style-name="standard" draw:text-style-name="P2" draw:layer="layout" svg:x1="7.883cm" svg:y1="10.721cm" svg:x2="7.885cm" svg:y2="9.419cm" draw:start-shape="id25" draw:start-glue-point="0" svg:d="m7883 10721v-901h2v-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764cm" fo:page-height="14.2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6-09-11T18:11:19</meta:creation-date>
    <dc:creator>Pawel Gburzynski</dc:creator>
    <dc:date>2012-01-17T17:34:26.40</dc:date>
    <dc:language>en-US</dc:language>
    <meta:editing-cycles>13</meta:editing-cycles>
    <meta:editing-duration>PT1H13M23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